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41000000BE4EA4BDAC85FE2DD5.jpg" manifest:media-type="image/jpeg"/>
  <manifest:file-entry manifest:full-path="Pictures/1000000000000141000000BE7C4A45696A31A738.jpg" manifest:media-type="image/jpeg"/>
  <manifest:file-entry manifest:full-path="Pictures/1000000000000141000000BEB07563BB548D916A.jpg" manifest:media-type="image/jpeg"/>
  <manifest:file-entry manifest:full-path="Pictures/1000000000000141000000BEB60FA7D34905212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998cm" svg:height="7.668cm" svg:x="1.848cm" svg:y="2.001cm">
          <draw:image xlink:href="Pictures/1000000000000141000000BE7C4A45696A31A738.jpg" xlink:type="simple" xlink:show="embed" xlink:actuate="onLoad">
            <text:p/>
          </draw:image>
        </draw:frame>
        <draw:frame draw:style-name="gr1" draw:text-style-name="P1" draw:layer="layout" svg:width="12.996cm" svg:height="7.666cm" svg:x="15.003cm" svg:y="2.003cm">
          <draw:image xlink:href="Pictures/1000000000000141000000BEB60FA7D349052126.jpg" xlink:type="simple" xlink:show="embed" xlink:actuate="onLoad">
            <text:p/>
          </draw:image>
        </draw:frame>
        <draw:frame draw:style-name="gr1" draw:text-style-name="P1" draw:layer="layout" svg:width="12.996cm" svg:height="7.666cm" svg:x="1.85cm" svg:y="11.39cm">
          <draw:image xlink:href="Pictures/1000000000000141000000BE4EA4BDAC85FE2DD5.jpg" xlink:type="simple" xlink:show="embed" xlink:actuate="onLoad">
            <text:p/>
          </draw:image>
        </draw:frame>
        <draw:frame draw:style-name="gr1" draw:text-style-name="P1" draw:layer="layout" svg:width="12.996cm" svg:height="7.666cm" svg:x="15.003cm" svg:y="11.39cm">
          <draw:image xlink:href="Pictures/1000000000000141000000BEB07563BB548D916A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rk Schanz</meta:initial-creator>
    <meta:creation-date>2018-05-11T01:58:52.457081238</meta:creation-date>
    <dc:date>2018-05-11T02:33:17.084590574</dc:date>
    <dc:creator>Dirk Schanz</dc:creator>
    <meta:editing-duration>PT22M10S</meta:editing-duration>
    <meta:editing-cycles>4</meta:editing-cycles>
    <meta:generator>LibreOffice/6.0.3.2$Linux_X86_64 LibreOffice_project/00m0$Build-2</meta:generator>
    <meta:printed-by>Dirk Schanz</meta:printed-by>
    <meta:print-date>2018-05-11T02:18:31.878121974</meta:print-date>
    <meta:document-statistic meta:object-count="4"/>
  </office:meta>
</office:document-meta>
</file>